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stroke-dash="Dash_20_4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tru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style:protect="position"/>
    </style:style>
    <style:style style:name="gr2" style:family="graphic" style:parent-style-name="standard" style:list-style-name="L1">
      <style:graphic-properties draw:stroke="solid" draw:stroke-dash="Dash_20_4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c5000b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tru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style:protect="position"/>
    </style:style>
    <style:style style:name="gr3" style:family="graphic" style:parent-style-name="standard" style:list-style-name="L1">
      <style:graphic-properties draw:stroke="solid" draw:stroke-dash="Dash_20_4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c5c00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tru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style:protect="position"/>
    </style:style>
    <style:style style:name="gr4" style:family="graphic" style:parent-style-name="standard" style:list-style-name="L1">
      <style:graphic-properties draw:stroke="solid" draw:stroke-dash="Dash_20_4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tru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 style:protect="position"/>
    </style:style>
    <style:style style:name="gr5" style:family="graphic" style:parent-style-name="standard" style:list-style-name="L1">
      <style:graphic-properties draw:stroke="solid" draw:stroke-dash="Dash_20_4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18a303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tru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style:protect="position"/>
    </style:style>
    <style:style style:name="gr6" style:family="graphic" style:parent-style-name="standard" style:list-style-name="L1">
      <style:graphic-properties draw:stroke="solid" draw:stroke-dash="Dash_20_4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tru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 style:protect="position"/>
    </style:style>
    <style:style style:name="gr7" style:family="graphic" style:parent-style-name="standard" style:list-style-name="L1">
      <style:graphic-properties draw:stroke="solid" draw:stroke-dash="Dash_20_4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ff00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tru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style:protect="position"/>
    </style:style>
    <style:style style:name="gr8" style:family="graphic" style:parent-style-name="standard" style:list-style-name="L1">
      <style:graphic-properties draw:stroke="solid" draw:stroke-dash="Dash_20_4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tru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 style:protect="position"/>
    </style:style>
    <style:style style:name="gr9" style:family="graphic" style:parent-style-name="standard">
      <style:graphic-properties draw:stroke="solid" svg:stroke-width="0.1cm" svg:stroke-color="#000000" draw:fill="solid" draw:fill-color="#ff950e" draw:textarea-horizontal-align="center" draw:textarea-vertical-align="middle" draw:fit-to-size="true" fo:padding-top="0.175cm" fo:padding-bottom="0.175cm" fo:padding-left="0.3cm" fo:padding-right="0.3cm" draw:shadow="hidden" style:protect="position"/>
    </style:style>
    <style:style style:name="gr10" style:family="graphic" style:parent-style-name="standard">
      <style:graphic-properties draw:stroke="solid" svg:stroke-width="0.1cm" svg:stroke-color="#000000" draw:marker-start="" draw:marker-start-width="0.4cm" draw:marker-end="" draw:marker-end-width="0.4cm" draw:textarea-horizontal-align="center" draw:textarea-vertical-align="middle" draw:fit-to-size="true" fo:padding-top="0.175cm" fo:padding-bottom="0.175cm" fo:padding-left="0.3cm" fo:padding-right="0.3cm" style:protect="position"/>
    </style:style>
    <style:style style:name="gr11" style:family="graphic" style:parent-style-name="standard">
      <style:graphic-properties draw:stroke="solid" svg:stroke-width="0.1cm" svg:stroke-color="#000000" draw:fill="solid" draw:fill-color="#f5ce53" draw:textarea-horizontal-align="center" draw:textarea-vertical-align="middle" draw:fit-to-size="true" fo:padding-top="0.175cm" fo:padding-bottom="0.175cm" fo:padding-left="0.3cm" fo:padding-right="0.3cm" draw:shadow="hidden" style:protect="position"/>
    </style:style>
    <style:style style:name="gr12" style:family="graphic" style:parent-style-name="standard">
      <style:graphic-properties draw:stroke="solid" svg:stroke-width="0.1cm" svg:stroke-color="#000000" draw:fill="solid" draw:fill-color="#2300dc" draw:textarea-horizontal-align="center" draw:textarea-vertical-align="middle" draw:fit-to-size="true" fo:padding-top="0.175cm" fo:padding-bottom="0.175cm" fo:padding-left="0.3cm" fo:padding-right="0.3cm" draw:shadow="hidden" style:protect="position"/>
    </style:style>
    <style:style style:name="gr13" style:family="graphic" style:parent-style-name="standard">
      <style:graphic-properties draw:stroke="solid" svg:stroke-width="0.1cm" svg:stroke-color="#000000" draw:fill="solid" draw:fill-color="#0047ff" draw:textarea-horizontal-align="center" draw:textarea-vertical-align="middle" draw:fit-to-size="true" fo:padding-top="0.175cm" fo:padding-bottom="0.175cm" fo:padding-left="0.3cm" fo:padding-right="0.3cm" draw:shadow="hidden" style:protect="position"/>
    </style:style>
    <style:style style:name="gr14" style:family="graphic" style:parent-style-name="standard">
      <style:graphic-properties draw:stroke="solid" svg:stroke-width="0.1cm" svg:stroke-color="#000000" draw:fill="solid" draw:fill-color="#0099ff" draw:textarea-horizontal-align="center" draw:textarea-vertical-align="middle" draw:fit-to-size="true" fo:padding-top="0.175cm" fo:padding-bottom="0.175cm" fo:padding-left="0.3cm" fo:padding-right="0.3cm" draw:shadow="hidden" style:protect="position"/>
    </style:style>
    <style:style style:name="gr15" style:family="graphic">
      <style:graphic-properties style:protect="size"/>
    </style:style>
    <style:style style:name="pr1" style:family="presentation" style:parent-style-name="Alapértelmezett-notes">
      <style:graphic-properties draw:fill-color="#ffffff" draw:auto-grow-height="true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8pt" fo:letter-spacing="normal" fo:language="hu" fo:country="HU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Micro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8pt" fo:letter-spacing="normal" fo:language="hu" fo:country="HU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Micro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fo:font-size="0pt" fo:font-weight="0"/>
    </style:style>
    <style:style style:name="T2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lapértelmezett">
        <draw:g draw:name="SimpleOrganizationDiagram7716-GroupShape">
          <draw:rect draw:name="SimpleOrganizationDiagram7716-RectangleShape0" draw:style-name="gr1" draw:text-style-name="P2" draw:layer="layout" svg:width="24.3cm" svg:height="20cm" svg:x="1.25cm" svg:y="0.45cm">
            <text:p text:style-name="P1"><text:span text:style-name="T1">ColorMode:0:Style:0</text:span></text:p>
          </draw:rect>
          <draw:rect draw:name="SimpleOrganizationDiagram7716-RectangleShape1" draw:style-name="gr2" draw:text-style-name="P2" xml:id="id1" draw:id="id1" draw:layer="layout" svg:width="4.049cm" svg:height="3.2cm" svg:x="11.372cm" svg:y="0.45cm" draw:corner-radius="0.5cm">
            <text:p text:style-name="P1"><text:span text:style-name="T2"><text:s/></text:span></text:p>
          </draw:rect>
          <draw:rect draw:name="SimpleOrganizationDiagram7716-RectangleShape2" draw:style-name="gr3" draw:text-style-name="P2" xml:id="id2" draw:id="id2" draw:layer="layout" svg:width="4.049cm" svg:height="3.2cm" svg:x="3.78cm" svg:y="6.05cm" draw:corner-radius="0.5cm">
            <text:p text:style-name="P1"><text:span text:style-name="T2"><text:s/></text:span></text:p>
          </draw:rect>
          <draw:connector draw:name="SimpleOrganizationDiagram7716-ConnectorShape2" draw:style-name="gr4" draw:text-style-name="P2" draw:layer="layout" svg:x1="13.396cm" svg:y1="3.65cm" svg:x2="5.804cm" svg:y2="6.05cm" draw:start-shape="id1" draw:start-glue-point="2" draw:end-shape="id2" draw:end-glue-point="0" svg:d="m13396 3650v1200h-7592v1200">
            <text:p/>
          </draw:connector>
          <draw:rect draw:name="SimpleOrganizationDiagram7716-RectangleShape3" draw:style-name="gr5" draw:text-style-name="P2" xml:id="id3" draw:id="id3" draw:layer="layout" svg:width="4.049cm" svg:height="3.2cm" svg:x="8.841cm" svg:y="6.05cm" draw:corner-radius="0.5cm">
            <text:p text:style-name="P1"><text:span text:style-name="T2"><text:s/></text:span></text:p>
          </draw:rect>
          <draw:connector draw:name="SimpleOrganizationDiagram7716-ConnectorShape3" draw:style-name="gr6" draw:text-style-name="P2" draw:layer="layout" svg:x1="13.396cm" svg:y1="3.65cm" svg:x2="10.865cm" svg:y2="6.05cm" draw:start-shape="id1" draw:start-glue-point="2" draw:end-shape="id3" draw:end-glue-point="0" svg:d="m13396 3650v1200h-2531v1200">
            <text:p/>
          </draw:connector>
          <draw:rect draw:name="SimpleOrganizationDiagram7716-RectangleShape4" draw:style-name="gr7" draw:text-style-name="P2" xml:id="id4" draw:id="id4" draw:layer="layout" svg:width="4.049cm" svg:height="3.2cm" svg:x="13.902cm" svg:y="6.05cm" draw:corner-radius="0.5cm">
            <text:p text:style-name="P1"><text:span text:style-name="T2"><text:s/></text:span></text:p>
          </draw:rect>
          <draw:connector draw:name="SimpleOrganizationDiagram7716-ConnectorShape4" draw:style-name="gr8" draw:text-style-name="P2" draw:layer="layout" svg:x1="13.396cm" svg:y1="3.65cm" svg:x2="15.926cm" svg:y2="6.05cm" draw:start-shape="id1" draw:start-glue-point="2" draw:end-shape="id4" draw:end-glue-point="0" svg:d="m13396 3650v1200h2530v1200">
            <text:p/>
          </draw:connector>
          <draw:rect draw:name="SimpleOrganizationDiagram7716-RectangleShape5" draw:style-name="gr9" draw:text-style-name="P3" xml:id="id5" draw:id="id5" draw:layer="layout" svg:width="4.049cm" svg:height="3.2cm" svg:x="1.25cm" svg:y="11.65cm" draw:corner-radius="0.5cm">
            <text:p><text:span text:style-name="T2"><text:s/></text:span></text:p>
          </draw:rect>
          <draw:connector draw:name="SimpleOrganizationDiagram7716-ConnectorShape5" draw:style-name="gr10" draw:text-style-name="P3" draw:layer="layout" svg:x1="5.804cm" svg:y1="9.25cm" svg:x2="3.274cm" svg:y2="11.65cm" draw:start-shape="id2" draw:start-glue-point="2" draw:end-shape="id5" draw:end-glue-point="0" svg:d="m5804 9250v1200h-2530v1200">
            <text:p/>
          </draw:connector>
          <draw:rect draw:name="SimpleOrganizationDiagram7716-RectangleShape6" draw:style-name="gr9" draw:text-style-name="P3" xml:id="id6" draw:id="id6" draw:layer="layout" svg:width="4.049cm" svg:height="3.2cm" svg:x="6.311cm" svg:y="11.65cm" draw:corner-radius="0.5cm">
            <text:p><text:span text:style-name="T2"><text:s/></text:span></text:p>
          </draw:rect>
          <draw:connector draw:name="SimpleOrganizationDiagram7716-ConnectorShape6" draw:style-name="gr10" draw:text-style-name="P3" draw:layer="layout" svg:x1="5.804cm" svg:y1="9.25cm" svg:x2="8.335cm" svg:y2="11.65cm" draw:start-shape="id2" draw:start-glue-point="2" draw:end-shape="id6" draw:end-glue-point="0" svg:d="m5804 9250v1200h2531v1200">
            <text:p/>
          </draw:connector>
          <draw:rect draw:name="SimpleOrganizationDiagram7716-RectangleShape7" draw:style-name="gr11" draw:text-style-name="P3" xml:id="id7" draw:id="id7" draw:layer="layout" svg:width="4.049cm" svg:height="3.2cm" svg:x="3.78cm" svg:y="17.25cm" draw:corner-radius="0.5cm">
            <text:p><text:span text:style-name="T2"><text:s/></text:span></text:p>
          </draw:rect>
          <draw:connector draw:name="SimpleOrganizationDiagram7716-ConnectorShape7" draw:style-name="gr10" draw:text-style-name="P3" draw:layer="layout" svg:x1="8.335cm" svg:y1="14.85cm" svg:x2="5.804cm" svg:y2="17.25cm" draw:start-shape="id6" draw:start-glue-point="2" draw:end-shape="id7" draw:end-glue-point="0" svg:d="m8335 14850v1200h-2531v1200">
            <text:p/>
          </draw:connector>
          <draw:rect draw:name="SimpleOrganizationDiagram7716-RectangleShape8" draw:style-name="gr11" draw:text-style-name="P3" xml:id="id8" draw:id="id8" draw:layer="layout" svg:width="4.049cm" svg:height="3.2cm" svg:x="8.841cm" svg:y="17.25cm" draw:corner-radius="0.5cm">
            <text:p><text:span text:style-name="T2"><text:s/></text:span></text:p>
          </draw:rect>
          <draw:connector draw:name="SimpleOrganizationDiagram7716-ConnectorShape8" draw:style-name="gr10" draw:text-style-name="P3" draw:layer="layout" svg:x1="8.335cm" svg:y1="14.85cm" svg:x2="10.865cm" svg:y2="17.25cm" draw:start-shape="id6" draw:start-glue-point="2" draw:end-shape="id8" draw:end-glue-point="0" svg:d="m8335 14850v1200h2530v1200">
            <text:p/>
          </draw:connector>
          <draw:rect draw:name="SimpleOrganizationDiagram7716-RectangleShape9" draw:style-name="gr12" draw:text-style-name="P3" xml:id="id9" draw:id="id9" draw:layer="layout" svg:width="4.049cm" svg:height="3.2cm" svg:x="18.963cm" svg:y="6.05cm" draw:corner-radius="0.5cm">
            <text:p><text:span text:style-name="T2"><text:s/></text:span></text:p>
          </draw:rect>
          <draw:connector draw:name="SimpleOrganizationDiagram7716-ConnectorShape9" draw:style-name="gr10" draw:text-style-name="P3" draw:layer="layout" svg:x1="13.396cm" svg:y1="3.65cm" svg:x2="20.987cm" svg:y2="6.05cm" draw:start-shape="id1" draw:start-glue-point="2" draw:end-shape="id9" draw:end-glue-point="0" svg:d="m13396 3650v1200h7591v1200">
            <text:p/>
          </draw:connector>
          <draw:rect draw:name="SimpleOrganizationDiagram7716-RectangleShape10" draw:style-name="gr13" draw:text-style-name="P3" xml:id="id10" draw:id="id10" draw:layer="layout" svg:width="4.049cm" svg:height="3.2cm" svg:x="18.963cm" svg:y="11.65cm" draw:corner-radius="0.5cm">
            <text:p><text:span text:style-name="T2"/></text:p>
          </draw:rect>
          <draw:connector draw:name="SimpleOrganizationDiagram7716-ConnectorShape10" draw:style-name="gr10" draw:text-style-name="P3" draw:layer="layout" svg:x1="20.987cm" svg:y1="9.25cm" svg:x2="20.987cm" svg:y2="11.65cm" draw:start-shape="id9" draw:start-glue-point="2" draw:end-shape="id10" draw:end-glue-point="0" svg:d="m20987 9250v2400">
            <text:p/>
          </draw:connector>
          <draw:rect draw:name="SimpleOrganizationDiagram7716-RectangleShape11" draw:style-name="gr14" draw:text-style-name="P3" xml:id="id11" draw:id="id11" draw:layer="layout" svg:width="4.048cm" svg:height="3.2cm" svg:x="16.433cm" svg:y="17.25cm" draw:corner-radius="0.5cm">
            <text:p><text:span text:style-name="T2"><text:s/></text:span></text:p>
          </draw:rect>
          <draw:connector draw:name="SimpleOrganizationDiagram7716-ConnectorShape11" draw:style-name="gr10" draw:text-style-name="P3" draw:layer="layout" svg:x1="20.987cm" svg:y1="14.85cm" svg:x2="18.457cm" svg:y2="17.25cm" draw:start-shape="id10" draw:start-glue-point="2" draw:end-shape="id11" draw:end-glue-point="0" svg:d="m20987 14850v1200h-2530v1200">
            <text:p/>
          </draw:connector>
          <draw:rect draw:name="SimpleOrganizationDiagram7716-RectangleShape12" draw:style-name="gr14" draw:text-style-name="P3" xml:id="id12" draw:id="id12" draw:layer="layout" svg:width="4.048cm" svg:height="3.2cm" svg:x="21.494cm" svg:y="17.25cm" draw:corner-radius="0.5cm">
            <text:p><text:span text:style-name="T2"><text:s/></text:span></text:p>
          </draw:rect>
          <draw:connector draw:name="SimpleOrganizationDiagram7716-ConnectorShape12" draw:style-name="gr10" draw:text-style-name="P3" draw:layer="layout" svg:x1="20.987cm" svg:y1="14.85cm" svg:x2="23.518cm" svg:y2="17.25cm" draw:start-shape="id10" draw:start-glue-point="2" draw:end-shape="id12" draw:end-glue-point="0" svg:d="m20987 14850v1200h2531v1200">
            <text:p/>
          </draw:connector>
        </draw:g>
        <presentation:notes draw:style-name="dp2">
          <draw:page-thumbnail draw:style-name="gr15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4" draw:display-name="Dash 4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hu" fo:country="HU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lapértelmezett-background" style:family="presentation">
      <style:graphic-properties draw:stroke="none" draw:fill="none"/>
      <style:text-properties style:letter-kerning="true"/>
    </style:style>
    <style:style style:name="Alapértelmezet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lapértelmezet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apértelmezett-outline1" style:family="presentation">
      <style:graphic-properties draw:stroke="none" draw:fill="none" draw:auto-grow-height="false" draw:fit-to-size="shrink-to-fit">
        <text:list-style style:name="Alapértelmezet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outline2" style:family="presentation" style:parent-style-name="Alapértelmezett-outline1">
      <style:paragraph-properties fo:margin-top="0cm" fo:margin-bottom="0.4cm"/>
      <style:text-properties fo:font-size="28pt" style:font-size-asian="28pt" style:font-size-complex="28pt"/>
    </style:style>
    <style:style style:name="Alapértelmezett-outline3" style:family="presentation" style:parent-style-name="Alapértelmezett-outline2">
      <style:paragraph-properties fo:margin-top="0cm" fo:margin-bottom="0.3cm"/>
      <style:text-properties fo:font-size="24pt" style:font-size-asian="24pt" style:font-size-complex="24pt"/>
    </style:style>
    <style:style style:name="Alapértelmezett-outline4" style:family="presentation" style:parent-style-name="Alapértelmezett-outline3">
      <style:paragraph-properties fo:margin-top="0cm" fo:margin-bottom="0.2cm"/>
      <style:text-properties fo:font-size="20pt" style:font-size-asian="20pt" style:font-size-complex="20pt"/>
    </style:style>
    <style:style style:name="Alapértelmezett-outline5" style:family="presentation" style:parent-style-name="Alapértelmezett-outline4">
      <style:paragraph-properties fo:margin-top="0cm" fo:margin-bottom="0.1cm"/>
      <style:text-properties fo:font-size="20pt" style:font-size-asian="20pt" style:font-size-complex="20pt"/>
    </style:style>
    <style:style style:name="Alapértelmezett-outline6" style:family="presentation" style:parent-style-name="Alapértelmezett-outline5">
      <style:paragraph-properties fo:margin-top="0cm" fo:margin-bottom="0.1cm"/>
      <style:text-properties fo:font-size="20pt" style:font-size-asian="20pt" style:font-size-complex="20pt"/>
    </style:style>
    <style:style style:name="Alapértelmezett-outline7" style:family="presentation" style:parent-style-name="Alapértelmezett-outline6">
      <style:paragraph-properties fo:margin-top="0cm" fo:margin-bottom="0.1cm"/>
      <style:text-properties fo:font-size="20pt" style:font-size-asian="20pt" style:font-size-complex="20pt"/>
    </style:style>
    <style:style style:name="Alapértelmezett-outline8" style:family="presentation" style:parent-style-name="Alapértelmezett-outline7">
      <style:paragraph-properties fo:margin-top="0cm" fo:margin-bottom="0.1cm"/>
      <style:text-properties fo:font-size="20pt" style:font-size-asian="20pt" style:font-size-complex="20pt"/>
    </style:style>
    <style:style style:name="Alapértelmezett-outline9" style:family="presentation" style:parent-style-name="Alapértelmezett-outline8">
      <style:paragraph-properties fo:margin-top="0cm" fo:margin-bottom="0.1cm"/>
      <style:text-properties fo:font-size="20pt" style:font-size-asian="20pt" style:font-size-complex="20pt"/>
    </style:style>
    <style:style style:name="Alapértelmezett-subtitle" style:family="presentation">
      <style:graphic-properties draw:stroke="none" draw:fill="none" draw:textarea-vertical-align="middle">
        <text:list-style style:name="Alapértelmezet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title" style:family="presentation">
      <style:graphic-properties draw:stroke="none" draw:fill="none" draw:textarea-vertical-align="middle">
        <text:list-style style:name="Alapértelmezet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Alapértelmezett-backgroundobjects">
      <style:graphic-properties draw:stroke="none" draw:fill="none" draw:fill-color="#ffffff" draw:auto-grow-height="false" fo:min-height="1.449cm"/>
    </style:style>
    <style:style style:name="Mpr2" style:family="presentation" style:parent-style-name="Alapértelmezett-backgroundobjects">
      <style:graphic-properties draw:stroke="none" draw:fill="none" draw:fill-color="#ffffff" draw:auto-grow-height="false" fo:min-height="1.485cm"/>
    </style:style>
    <style:style style:name="Mpr3" style:family="presentation" style:parent-style-name="Alapértelmezet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szám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apértelmezett" style:page-layout-name="PM1" draw:style-name="Mdp1">
      <draw:frame presentation:style-name="Alapértelmezett-title" draw:layer="backgroundobjects" svg:width="25.199cm" svg:height="3.506cm" svg:x="1.4cm" svg:y="0.837cm" presentation:class="title" presentation:placeholder="true">
        <draw:text-box/>
      </draw:frame>
      <draw:frame presentation:style-name="Alapértelmezet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szám&gt;</text:page-number></text:p>
        </draw:text-box>
      </draw:frame>
      <presentation:notes style:page-layout-name="PM0">
        <draw:page-thumbnail presentation:style-name="Alapértelmezett-title" draw:layer="backgroundobjects" svg:width="14.848cm" svg:height="11.135cm" svg:x="3.075cm" svg:y="2.257cm" presentation:class="page"/>
        <draw:frame presentation:style-name="Alapértelmezet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szám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9-16T22:34:50</meta:creation-date>
    <meta:editing-duration>PT6M46S</meta:editing-duration>
    <meta:editing-cycles>2</meta:editing-cycles>
    <dc:date>2012-09-16T22:41:32</dc:date>
    <meta:document-statistic meta:object-count="48"/>
    <meta:generator>LibreOffice/3.3$Linux LibreOffice_project/330m19$Build-401</meta:generator>
  </office:meta>
</office:document-meta>
</file>